
<file path=META-INF/manifest.xml><?xml version="1.0" encoding="UTF-8" ?>
<manifest:manifest>
  <xmlns:manifest
  >urn:oasis:names:tc:opendocument:xmlns:manifest:1.0</xmlns:manifest>
  <manifest:version>1.2</manifest:version>
  <manifest:file-entry>
    <manifest:full-path>/</manifest:full-path>
    <manifest:media-type
    >application/vnd.oasis.opendocument.presentation</manifest:media-type>
    <manifest:version>1.2</manifest:version>
  </manifest:file-entry>
  <manifest:file-entry>
    <manifest:full-path>content.xml</manifest:full-path>
    <manifest:media-type>text/xml</manifest:media-type>
  </manifest:file-entry>
  <manifest:file-entry>
    <manifest:full-path>styles.xml</manifest:full-path>
    <manifest:media-type>text/xml</manifest:media-type>
  </manifest:file-entry>
  <manifest:file-entry>
    <manifest:full-path
    >Presentation0-Thumbnails/thumbnail.png</manifest:full-path>
    <manifest:media-type>image/png</manifest:media-type>
  </manifest:file-entry>
  <manifest:file-entry>
    <manifest:full-path
    >Presentation1-Pictures/100002010000042200000098C229A4842787C6AA.png</manifest:full-path>
    <manifest:media-type>image/png</manifest:media-type>
  </manifest:file-entry>
  <manifest:file-entry>
    <manifest:full-path
    >Presentation1-Pictures/1000020100000422000000B28E6D1922B84B2803.png</manifest:full-path>
    <manifest:media-type>image/png</manifest:media-type>
  </manifest:file-entry>
  <manifest:file-entry>
    <manifest:full-path
    >Presentation1-Pictures/1000020100000422000000A28007CF17A1AE36FB.png</manifest:full-path>
    <manifest:media-type>image/png</manifest:media-type>
  </manifest:file-entry>
  <manifest:file-entry>
    <manifest:full-path
    >Presentation1-Thumbnails/thumbnail.png</manifest:full-path>
    <manifest:media-type>image/png</manifest:media-type>
  </manifest:file-entry>
</manifest:manifest>
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number:date-style style:name="D3">
      <number:day number:style="long"/>
      <number:text>.</number:text>
      <number:text>.</number:text>
      <number:month number:style="long"/>
      <number:year/>
    </number:date-style>
  </office:automatic-styles>
  <office:body>
    <office:presentation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Slide 1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lide2<text:line-break/>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slide1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slide2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</office:styles>
  <office:automatic-styles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
            <presentation:date-time/>
          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
            <presentation:footer/>
          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
            <text:page-number>&lt;number&gt;</text:page-number>
          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
              <text:span text:style-name="MT2">
                <presentation:header/>
              </text:span>
            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
              <text:span text:style-name="MT2">
                <presentation:date-time/>
              </text:span>
            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
              <text:span text:style-name="MT2">
                <presentation:footer/>
              </text:span>
            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
              <text:span text:style-name="MT2">
                <text:page-number>&lt;number&gt;</text:page-number>
              </text:span>
            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
            <presentation:date-time/>
          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
            <presentation:footer/>
          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
            <text:page-number>&lt;number&gt;</text:page-number>
          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
              <text:span text:style-name="MT2">
                <presentation:header/>
              </text:span>
            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
              <text:span text:style-name="MT2">
                <presentation:date-time/>
              </text:span>
            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
              <text:span text:style-name="MT2">
                <presentation:footer/>
              </text:span>
            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
              <text:span text:style-name="MT2">
                <text:page-number>&lt;number&gt;</text:page-number>
              </text:span>
            </text:p>
          </draw:text-box>
        </draw:frame>
      </presentation:notes>
    </style:master-page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8007CF17A1AE36FB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
            <text:span text:style-name="MT1">
              <presentation:date-time/>
            </text:span>
          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
            <text:span text:style-name="MT1">
              <presentation:footer/>
            </text:span>
          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
            <text:span text:style-name="MT1">
              <text:page-number>&lt;number&gt;</text:page-number>
            </text:span>
          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8E6D1922B84B2803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
              <text:span text:style-name="MT1">
                <presentation:header/>
              </text:span>
            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
              <text:span text:style-name="MT1">
                <presentation:date-time/>
              </text:span>
            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
              <text:span text:style-name="MT1">
                <presentation:footer/>
              </text:span>
            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
              <text:span text:style-name="MT1">
                <text:page-number>&lt;number&gt;</text:page-number>
              </text:span>
            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C229A4842787C6AA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
            <text:span text:style-name="MT1">
              <presentation:footer/>
            </text:span>
          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
            <text:span text:style-name="MT1">
              <presentation:date-time/>
            </text:span>
          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
            <text:span text:style-name="MT1">
              <text:page-number>&lt;number&gt;</text:page-number>
            </text:span>
          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
              <text:span text:style-name="MT1">
                <presentation:header/>
              </text:span>
            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
              <text:span text:style-name="MT1">
                <presentation:date-time/>
              </text:span>
            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
              <text:span text:style-name="MT1">
                <presentation:footer/>
              </text:span>
            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
              <text:span text:style-name="MT1">
                <text:page-number>&lt;number&gt;</text:page-number>
              </text:span>
            </text:p>
          </draw:text-box>
        </draw:frame>
      </presentation:notes>
    </style:master-page>
  </office:master-styles>
</office:document-styles>
</file>